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2.3764in"/>
    </style:style>
    <style:style style:name="co3" style:family="table-column">
      <style:table-column-properties fo:break-before="auto" style:column-width="5.020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1.5146in"/>
    </style:style>
    <style:style style:name="co9" style:family="table-column">
      <style:table-column-properties fo:break-before="auto" style:column-width="1.7437in"/>
    </style:style>
    <style:style style:name="co10" style:family="table-column">
      <style:table-column-properties fo:break-before="auto" style:column-width="1.52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2.2661in" fo:break-before="auto" style:use-optimal-row-height="false"/>
    </style:style>
    <style:style style:name="ro4" style:family="table-row">
      <style:table-row-properties style:row-height="0.6772in" fo:break-before="auto" style:use-optimal-row-height="false"/>
    </style:style>
    <style:style style:name="ro5" style:family="table-row">
      <style:table-row-properties style:row-height="0.3035in" fo:break-before="auto" style:use-optimal-row-height="false"/>
    </style:style>
    <style:style style:name="ro6" style:family="table-row">
      <style:table-row-properties style:row-height="2.5008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3.0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00cc00" fo:border="0.99pt solid #000000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7" office:value-type="string" calcext:value-type="string">
            <text:p>Marionette Project QF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24"/>
        </table:table-row>
        <table:table-row table:style-name="ro1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--</text:p>
          </table:table-cell>
          <table:table-cell table:style-name="ce30" office:value-type="string" calcext:value-type="string">
            <text:p>++</text:p>
          </table:table-cell>
          <table:table-cell table:style-name="ce30" table:number-columns-repeated="3"/>
          <table:table-cell table:style-name="ce31" table:number-columns-repeated="6"/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Ref</text:p>
          </table:table-cell>
          <table:table-cell table:style-name="ce9" office:value-type="string" calcext:value-type="string">
            <text:p>Project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Marionette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24" office:value-type="string" calcext:value-type="string">
            <text:p>Serial from USB instance</text:p>
          </table:table-cell>
          <table:table-cell table:style-name="ce24" office:value-type="string" calcext:value-type="string">
            <text:p>Flash Serial Number</text:p>
          </table:table-cell>
          <table:table-cell table:style-name="ce24" office:value-type="string" calcext:value-type="string">
            <text:p>Stm32 serial number instance</text:p>
          </table:table-cell>
          <table:table-cell table:style-name="ce24" office:value-type="string" calcext:value-type="string">
            <text:p>GITHUB markdown</text:p>
          </table:table-cell>
          <table:table-cell table:style-name="ce24" office:value-type="string" calcext:value-type="string">
            <text:p>GITHUB</text:p>
          </table:table-cell>
          <table:table-cell table:style-name="ce24" office:value-type="string" calcext:value-type="string">
            <text:p>GIT</text:p>
          </table:table-cell>
          <table:table-cell table:style-name="ce32" office:value-type="string" calcext:value-type="string">
            <text:p>STM32F407 Discovery</text:p>
          </table:table-cell>
          <table:table-cell table:style-name="ce32" office:value-type="string" calcext:value-type="string">
            <text:p>ChibiOS Board File</text:p>
          </table:table-cell>
          <table:table-cell table:style-name="ce32" office:value-type="string" calcext:value-type="string">
            <text:p>CoreF407I WaveShare</text:p>
          </table:table-cell>
          <table:table-cell table:style-name="ce32" office:value-type="string" calcext:value-type="string">
            <text:p>Existing Code from Dave</text:p>
          </table:table-cell>
          <table:table-cell table:style-name="ce32" office:value-type="string" calcext:value-type="string">
            <text:p>Fetch-DSL</text:p>
          </table:table-cell>
          <table:table-cell table:style-name="ce32" office:value-type="string" calcext:value-type="string">
            <text:p>QFD-lit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OS Support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from SCM reportabl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in USB descriptor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number-columns-repeated="2" table:style-name="ce25" office:value-type="string" calcext:value-type="string">
            <text:p>++</text:p>
          </table:table-cell>
          <table:table-cell table:style-name="ce25" table:number-columns-repeated="11"/>
          <table:table-cell table:style-name="ce29"/>
          <table:table-cell table:style-name="ce29" office:value-type="string" calcext:value-type="string">
            <text:p>++</text:p>
          </table:table-cell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Watchdog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REPT(&quot;&quot;;([.F1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hell Interaction (Serial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number-columns-repeated="3"/>
          <table:table-cell table:style-name="ce25" table:number-columns-repeated="5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oard Serial Numb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5"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/>
          <table:table-cell table:style-name="ce29" office:value-type="string" calcext:value-type="string">
            <text:p>+</text:p>
          </table:table-cell>
          <table:table-cell table:style-name="ce33"/>
          <table:table-cell table:style-name="ce29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See Fetch DSL QFD on this sheet</text:p>
          </table:table-cell>
          <table:table-cell table:style-name="ce10" office:value-type="string" calcext:value-type="string">
            <text:p>ASCII Command Set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REPT(&quot;&quot;;([.F13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3" office:value-type="percentage" office:value="0.35" calcext:value-type="percentage">
            <text:p>35%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+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8"/>
          <table:table-cell table:style-name="ce28" table:number-columns-repeated="2"/>
          <table:table-cell table:style-name="ce28" office:value-type="string" calcext:value-type="string">
            <text:p>++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inary Release-DFU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 table:formula="of:=REPT(&quot;&quot;;([.F1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Floating Inpu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 table:formula="of:=REPT(&quot;&quot;;([.F1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LED heartbeat thread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8]*100))" office:value-type="string" office:string-value="" calcext:value-type="string">
            <text:p>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Code Review with APDM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counter based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counter based – with frequency setting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real time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systick 64 b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25]*100))" office:value-type="string" office:string-value="" calcext:value-type="string">
            <text:p>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0"/>
          <table:table-cell table:style-name="ce27"/>
          <table:table-cell table:style-name="ce25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tatus LEDs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6" table:number-columns-repeated="11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Realtim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2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number-columns-repeated="2"/>
          <table:table-cell table:style-name="ce25" table:number-columns-repeated="11"/>
          <table:table-cell table:style-name="ce29" table:number-columns-repeated="2"/>
          <table:table-cell table:style-name="ce34" office:value-type="string" calcext:value-type="string">
            <text:p>+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Timestam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4" office:value-type="string" calcext:value-type="string">
            <text:p>+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25" table:number-columns-repeated="2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9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0]*100))" office:value-type="string" office:string-value="" calcext:value-type="string">
            <text:p>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5" table:number-columns-repeated="3"/>
          <table:table-cell table:style-name="ce25" office:value-type="string" calcext:value-type="string">
            <text:p>++</text:p>
          </table:table-cell>
          <table:table-cell table:style-name="ce25" office:value-type="string" calcext:value-type="string">
            <text:p>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 table:number-columns-repeated="4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1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7" calcext:value-type="percentage">
            <text:p>7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g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8"/>
          <table:table-cell table:style-name="ce25" office:value-type="string" calcext:value-type="string">
            <text:p><text:s/></text:p>
          </table:table-cell>
          <table:table-cell table:number-columns-repeated="2"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submodul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0"/>
          <table:table-cell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GPIO Safe (Default Inputs Tristate/Input floating)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REPT(&quot;&quot;;([.F34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3" office:value-type="percentage" office:value="0.5" calcext:value-type="percentage">
            <text:p>50%</text:p>
          </table:table-cell>
          <table:table-cell table:style-name="ce28" table:number-columns-repeated="3"/>
          <table:table-cell table:style-name="ce25" table:number-columns-repeated="8"/>
          <table:table-cell table:style-name="ce25" office:value-type="string" calcext:value-type="string">
            <text:p><text:s/></text:p>
          </table:table-cell>
          <table:table-cell table:style-name="ce28" office:value-type="string" calcext:value-type="string">
            <text:p>++</text:p>
          </table:table-cell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Target Boardfile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5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8" table:number-columns-repeated="11"/>
          <table:table-cell table:style-name="ce29" office:value-type="string" calcext:value-type="string">
            <text:p>+</text:p>
          </table:table-cell>
          <table:table-cell table:style-name="ce29"/>
          <table:table-cell table:style-name="ce29" office:value-type="string" calcext:value-type="string">
            <text:p>++</text:p>
          </table:table-cell>
          <table:table-cell table:style-name="ce28"/>
          <table:table-cell table:style-name="ce33"/>
          <table:table-cell table:style-name="ce28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STM32F4Discovery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Waveshare Core407I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7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9" table:number-columns-repeated="15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5"/>
        </table:table-row>
        <table:table-row table:style-name="ro1">
          <table:table-cell/>
          <table:table-cell table:style-name="ce4"/>
          <table:table-cell table:number-columns-repeated="22"/>
          <table:table-cell table:style-name="ce35" office:value-type="string" calcext:value-type="string" table:number-columns-spanned="2" table:number-rows-spanned="1">
            <text:p>Correlation Symbols</text:p>
          </table:table-cell>
          <table:covered-table-cell table:style-name="ce38"/>
          <table:table-cell/>
        </table:table-row>
        <table:table-row table:style-name="ro1">
          <table:table-cell/>
          <table:table-cell table:style-name="ce4"/>
          <table:table-cell table:number-columns-repeated="22"/>
          <table:table-cell table:style-name="ce36" office:value-type="string" calcext:value-type="string">
            <text:p>++</text:p>
          </table:table-cell>
          <table:table-cell table:style-name="ce39" office:value-type="string" calcext:value-type="string">
            <text:p>Very Positive</text:p>
          </table:table-cell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19"/>
          <table:table-cell table:style-name="ce36" office:value-type="string" calcext:value-type="string">
            <text:p>+</text:p>
          </table:table-cell>
          <table:table-cell table:style-name="ce39" office:value-type="string" calcext:value-type="string">
            <text:p>Positive</text:p>
          </table:table-cell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19"/>
          <table:table-cell table:style-name="ce36" office:value-type="string" calcext:value-type="string">
            <text:p>-</text:p>
          </table:table-cell>
          <table:table-cell table:style-name="ce39" office:value-type="string" calcext:value-type="string">
            <text:p>Negative</text:p>
          </table:table-cell>
          <table:table-cell/>
        </table:table-row>
        <table:table-row table:style-name="ro5">
          <table:table-cell table:number-columns-repeated="4"/>
          <table:table-cell table:style-name="ce20"/>
          <table:table-cell table:number-columns-repeated="19"/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Very Negative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20"/>
          <table:table-cell table:number-columns-repeated="22"/>
        </table:table-row>
        <table:table-row table:style-name="ro1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1" table:number-columns-repeated="4"/>
          <table:table-cell table:style-name="ce30" table:number-columns-repeated="2"/>
          <table:table-cell table:style-name="ce31" table:number-columns-repeated="6"/>
          <table:table-cell table:number-columns-repeated="4"/>
        </table:table-row>
        <table:table-row table:style-name="ro6">
          <table:table-cell table:number-columns-repeated="2"/>
          <table:table-cell table:style-name="ce12" office:value-type="string" calcext:value-type="string">
            <text:p>Fetch DSL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Serial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32" office:value-type="string" calcext:value-type="string">
            <text:p>BNF Definition</text:p>
          </table:table-cell>
          <table:table-cell table:style-name="ce32" office:value-type="string" calcext:value-type="string">
            <text:p>help command</text:p>
          </table:table-cell>
          <table:table-cell table:style-name="ce24" office:value-type="string" calcext:value-type="string">
            <text:p>markdown document</text:p>
          </table:table-cell>
          <table:table-cell table:style-name="ce32" office:value-type="string" calcext:value-type="string">
            <text:p>QFD-lite</text:p>
          </table:table-cell>
          <table:table-cell table:style-name="ce24" office:value-type="string" calcext:value-type="string">
            <text:p>DBG_MSG system and util_messages</text:p>
          </table:table-cell>
          <table:table-cell table:style-name="ce24" office:value-type="string" calcext:value-type="string">
            <text:p>enable and disable commands</text:p>
          </table:table-cell>
          <table:table-cell table:style-name="ce32" office:value-type="string" calcext:value-type="string">
            <text:p>command dictionary</text:p>
          </table:table-cell>
          <table:table-cell table:style-name="ce32" office:value-type="string" calcext:value-type="string">
            <text:p>Marionette Shell</text:p>
          </table:table-cell>
          <table:table-cell table:style-name="ce32" office:value-type="string" calcext:value-type="string">
            <text:p>CoreF407I WaveShare</text:p>
          </table:table-cell>
          <table:table-cell table:style-name="ce32" office:value-type="string" calcext:value-type="string">
            <text:p>STM32F407 Discovery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4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utomation Ready (ex: python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5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11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hell Interact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number-columns-repeated="3"/>
          <table:table-cell table:style-name="ce25" table:number-columns-repeated="4"/>
          <table:table-cell table:style-name="ce25" office:value-type="string" calcext:value-type="string">
            <text:p>++</text:p>
          </table:table-cell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SCII Text Based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number-columns-repeated="5"/>
          <table:table-cell table:style-name="ce26" office:value-type="string" calcext:value-type="string">
            <text:p>++</text:p>
          </table:table-cell>
          <table:table-cell table:style-name="ce26" table:number-columns-repeated="7"/>
          <table:table-cell table:style-name="ce28"/>
          <table:table-cell table:style-name="ce26"/>
          <table:table-cell table:style-name="ce28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5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6"/>
          <table:table-cell table:style-name="ce25" table:number-columns-repeated="14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I2C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REPT(&quot;&quot;;([.F5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1" office:value-type="string" calcext:value-type="string">
            <text:p>ADC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5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ferencevoltage best avail above 2.5v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6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6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DAC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6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</text:p>
          </table:table-cell>
          <table:table-cell table:style-name="ce15"/>
          <table:table-cell table:style-name="ce18" table:formula="of:=REPT(&quot;&quot;;([.F6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/>
          <table:table-cell table:style-name="ce18" table:formula="of:=REPT(&quot;&quot;;([.F6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7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GPIO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e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Configur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Ge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Clea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LED thread Command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7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resetpin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help/?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1"/>
          <table:table-cell table:style-name="ce25" office:value-type="string" calcext:value-type="string">
            <text:p>+</text:p>
          </table:table-cell>
          <table:table-cell table:style-name="ce25" table:number-columns-repeated="2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vers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et Realtim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9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et Timestam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9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1"/>
          <table:table-cell table:style-name="ce27"/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enable and disable commands (for testing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9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6" table:number-columns-repeated="13"/>
          <table:table-cell table:style-name="ce28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7"/>
          <table:table-cell table:style-name="ce25" table:number-columns-repeated="12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98]*100))" office:value-type="string" office:string-value="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</text:p>
          </table:table-cell>
          <table:table-cell table:style-name="ce22" office:value-type="percentage" office:value="0.45" calcext:value-type="percentage">
            <text:p>45%</text:p>
          </table:table-cell>
          <table:table-cell table:style-name="ce25" table:number-columns-repeated="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office:value-type="string" calcext:value-type="string">
            <text:p>+</text:p>
          </table:table-cell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99]*100))" office:value-type="string" office:string-value="" calcext:value-type="string">
            <text:p>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5" table:number-columns-repeated="6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00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2" office:value-type="percentage" office:value="0.35" calcext:value-type="percentage">
            <text:p>35%</text:p>
          </table:table-cell>
          <table:table-cell table:style-name="ce25" table:number-columns-repeated="8"/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number-columns-repeated="2" table:style-name="ce29" office:value-type="string" calcext:value-type="string">
            <text:p>++</text:p>
          </table:table-cell>
          <table:table-cell table:style-name="ce29" table:number-columns-repeated="2"/>
          <table:table-cell table:number-columns-repeated="4"/>
        </table:table-row>
        <table:table-row table:style-name="ro7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8" table:number-columns-repeated="17"/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20"/>
          <table:table-cell table:number-columns-repeated="22"/>
        </table:table-row>
        <table:table-row table:style-name="ro1" table:number-rows-repeated="4">
          <table:table-cell table:number-columns-repeated="27"/>
        </table:table-row>
        <table:table-row table:style-name="ro8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1" table:number-columns-repeated="4"/>
          <table:table-cell table:style-name="ce30" table:number-columns-repeated="2"/>
          <table:table-cell table:style-name="ce31" table:number-columns-repeated="6"/>
          <table:table-cell table:number-columns-repeated="4"/>
        </table:table-row>
        <table:table-row table:style-name="ro9">
          <table:table-cell table:number-columns-repeated="2"/>
          <table:table-cell table:style-name="ce12" office:value-type="string" calcext:value-type="string">
            <text:p>ADC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Serial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32"/>
          <table:table-cell table:style-name="ce32" office:value-type="string" calcext:value-type="string">
            <text:p>help command</text:p>
          </table:table-cell>
          <table:table-cell table:style-name="ce24" office:value-type="string" calcext:value-type="string">
            <text:p>markdown document</text:p>
          </table:table-cell>
          <table:table-cell table:style-name="ce32" office:value-type="string" calcext:value-type="string">
            <text:p>QFD-lite</text:p>
          </table:table-cell>
          <table:table-cell table:style-name="ce24" office:value-type="string" calcext:value-type="string">
            <text:p>ADC1</text:p>
          </table:table-cell>
          <table:table-cell table:style-name="ce24"/>
          <table:table-cell table:style-name="ce32"/>
          <table:table-cell table:style-name="ce32" office:value-type="string" calcext:value-type="string">
            <text:p>ADC CR1</text:p>
          </table:table-cell>
          <table:table-cell table:style-name="ce32" office:value-type="string" calcext:value-type="string">
            <text:p>ADC CR2</text:p>
          </table:table-cell>
          <table:table-cell table:style-name="ce32" office:value-type="string" calcext:value-type="string">
            <text:p>ADC LTR and ADC HTR</text:p>
          </table:table-cell>
          <table:table-cell table:style-name="ce32" office:value-type="string" calcext:value-type="string">
            <text:p>Polled ADC S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DC Off by defaul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efault Clock PCLK2 div 4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efault Resolution 12 bi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2"/>
          <table:table-cell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ingle Channel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Internal Channel (Vref, Vtemp, Vbat)</text:p>
          </table:table-cell>
          <table:table-cell table:style-name="ce15" office:value-type="float" office:value="99" calcext:value-type="float">
            <text:p>99</text:p>
          </table:table-cell>
          <table:table-cell table:style-name="ce18" table:formula="of:=REPT(&quot;&quot;;([.F11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Multi channel (groups)</text:p>
          </table:table-cell>
          <table:table-cell table:style-name="ce15" office:value-type="float" office:value="99" calcext:value-type="float">
            <text:p>99</text:p>
          </table:table-cell>
          <table:table-cell table:style-name="ce18" table:formula="of:=REPT(&quot;&quot;;([.F11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imestamps 32b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Regular Channel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Injected Channels</text:p>
          </table:table-cell>
          <table:table-cell table:style-name="ce15" office:value-type="float" office:value="99" calcext:value-type="float">
            <text:p>99</text:p>
          </table:table-cell>
          <table:table-cell table:style-name="ce18" table:formula="of:=REPT(&quot;&quot;;([.F12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0" office:value-type="string" calcext:value-type="string">
            <text:p>Read Battery Cmd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12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ad Temp Cmd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2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ad Int Ref Cmd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2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ference voltage best avail above 2.5v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2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 (Single Conversion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2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Continuous (continuous conversion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3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13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efault Profile One channel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3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efault Profile Two channel sca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3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Analog Watchdog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3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2"/>
          <table:table-cell table:style-name="ce25" office:value-type="string" calcext:value-type="string">
            <text:p>++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9" office:value-type="string" calcext:value-type="string">
            <text:p>++</text:p>
          </table:table-cell>
          <table:table-cell table:style-name="ce29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ight Alignmen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3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5" office:value-type="string" calcext:value-type="string">
            <text:p>++</text:p>
          </table:table-cell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help/?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vers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4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Commands</text:p>
          </table:table-cell>
          <table:table-cell table:style-name="ce15"/>
          <table:table-cell table:style-name="ce18" table:formula="of:=REPT(&quot;&quot;;([.F14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Vref set (mv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profil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17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tar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top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configure (adc1, adc2, adc3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onesho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continuou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Reset ADC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5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5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 table:number-rows-repeated="11">
          <table:table-cell/>
          <table:table-cell table:style-name="ce5"/>
          <table:table-cell table:number-columns-repeated="25"/>
        </table:table-row>
        <table:table-row table:style-name="ro1" table:number-rows-repeated="1048407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9:22:41.234730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7-30T09:22:47.842461959</dc:date>
    <meta:editing-duration>PT5H11M23S</meta:editing-duration>
    <meta:editing-cycles>117</meta:editing-cycles>
    <meta:generator>LibreOffice/4.2.5.2$Linux_X86_64 LibreOffice_project/420m0$Build-2</meta:generator>
    <meta:document-statistic meta:table-count="1" meta:cell-count="551" meta:object-count="0"/>
  </office:meta>
</office:document-meta>
</file>